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elpdesk DMS</text:p>
          </draw:text-box>
        </draw:frame>
        <draw:frame presentation:style-name="pr2" draw:layer="layout" svg:width="24.639cm" svg:height="12.179cm" svg:x="1.4cm" svg:y="4.914cm" presentation:class="subtitle">
          <draw:text-box>
            <text:p>All about the </text:p>
            <text:p>DMS </text:p>
            <text:p>for </text:p>
            <text:p>Helpdesk Opera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MS Overview</text:p>
          </draw:text-box>
        </draw:frame>
        <draw:frame presentation:style-name="pr4" draw:layer="layout" svg:width="24.639cm" svg:height="12.179cm" svg:x="1.4cm" svg:y="5.014cm" presentation:class="outline" presentation:user-transformed="true">
          <draw:text-box>
            <text:list text:style-name="L2">
              <text:list-item>
                <text:p>On Wiki – DNS Maangement System|Frequent Procedu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nect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Use Terminal application</text:p>
              </text:list-item>
              <text:list-item>
                <text:p>Ssh dms-server.failover.anathoth.net</text:p>
              </text:list-item>
              <text:list-item>
                <text:p>Use your login name</text:p>
              </text:list-item>
              <text:list-item>
                <text:p>zone_tool restricted shell</text:p>
              </text:list-item>
              <text:list-item>
                <text:p>Exit or quit to finish ses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iewing Zone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ls</text:p>
              </text:list-item>
              <text:list-item>
                <text:p>ls_deleted</text:p>
              </text:list-item>
              <text:list-item>
                <text:p>show_zone</text:p>
              </text:list-item>
              <text:list-item>
                <text:p>lszi</text:p>
              </text:list-item>
              <text:list-item>
                <text:p>diff_zone and diff_zon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diting Zone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Vim</text:p>
              </text:list-item>
              <text:list-item>
                <text:p>Remember &lt;ESC&gt; </text:p>
              </text:list-item>
              <text:list-item>
                <text:p>Comments – RR comment, RR Group</text:p>
              </text:list-item>
              <text:list-item>
                <text:p>RR Flags (disable RR, force reverse etc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eleting and Undeleting Zone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delete_zone</text:p>
              </text:list-item>
              <text:list-item>
                <text:p>undelete_zone &lt;zone_id&gt;</text:p>
              </text:list-item>
              <text:list-item>
                <text:p>show_zone_byid</text:p>
              </text:list-item>
              <text:list-item>
                <text:p>Aging of deleted zones in DB</text:p>
              </text:list-item>
              <text:list-item>
                <text:p>Multiple deleted zones for same domain na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nabling and Disablng Zone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enabled_zone</text:p>
              </text:list-item>
              <text:list-item>
                <text:p>disable_zone</text:p>
              </text:list-item>
              <text:list-item>
                <text:p>Withdraws <text:s/>zone from service, but keeps data in D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freshing/Resetting a Zon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refresh_zone</text:p>
              </text:list-item>
              <text:list-item>
                <text:p>reset_zone </text:p>
                <text:p>– WATCH THIS! Removes zone from Internet for 15 minutes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hew Grant</meta:initial-creator>
    <meta:creation-date>2012-08-30T11:02:44</meta:creation-date>
    <meta:generator>LibreOffice/3.5$Linux_X86_64 LibreOffice_project/350m1$Build-2</meta:generator>
    <dc:date>2013-07-14T15:01:22</dc:date>
    <dc:creator>Matthew Grant</dc:creator>
    <meta:editing-duration>PT14M40S</meta:editing-duration>
    <meta:editing-cycles>5</meta:editing-cycles>
    <meta:document-statistic meta:object-count="53"/>
  </office:meta>
</office:document-meta>
</file>